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paragraph-properties fo:margin-left="0in" fo:margin-right="0in" fo:margin-top="0in" fo:margin-bottom="0in" loext:contextual-spacing="false" fo:text-align="justify" style:justify-single-word="false" fo:text-indent="0in" style:auto-text-indent="false" fo:padding="0in" fo:border="none"/>
      <style:text-properties fo:color="#000000" style:font-name="Liberation Serif" officeooo:paragraph-rsid="001e2666" loext:padding="0in" loext:border="none"/>
    </style:style>
    <style:style style:name="P3" style:family="paragraph" style:parent-style-name="Text_20_body">
      <style:paragraph-properties fo:margin-left="0in" fo:margin-right="0in" fo:margin-top="0in" fo:margin-bottom="0in" loext:contextual-spacing="false" style:line-height-at-least="0.2083in" fo:text-align="justify" style:justify-single-word="false" fo:text-indent="0in" style:auto-text-indent="false" fo:padding="0in" fo:border="none"/>
      <style:text-properties fo:color="#000000" style:font-name="Liberation Serif" loext:padding="0in" loext:border="none"/>
    </style:style>
    <style:style style:name="P4" style:family="paragraph" style:parent-style-name="Text_20_body">
      <style:paragraph-properties fo:margin-left="0in" fo:margin-right="0in" fo:margin-top="0in" fo:margin-bottom="0in" loext:contextual-spacing="false" style:line-height-at-least="0.2083in" fo:text-align="justify" style:justify-single-word="false" fo:text-indent="0in" style:auto-text-indent="false" fo:padding="0in" fo:border="none"/>
      <style:text-properties officeooo:paragraph-rsid="001e2666"/>
    </style:style>
    <style:style style:name="P5" style:family="paragraph" style:parent-style-name="Text_20_body">
      <style:paragraph-properties fo:margin-left="0in" fo:margin-right="0in" fo:margin-top="0in" fo:margin-bottom="0in" loext:contextual-spacing="false" fo:text-align="justify" style:justify-single-word="false" fo:text-indent="0in" style:auto-text-indent="false" fo:padding="0in" fo:border="none"/>
    </style:style>
    <style:style style:name="P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000000" style:font-name="Liberation Serif" fo:font-size="12pt" fo:letter-spacing="normal" fo:font-style="normal" fo:font-weight="normal" officeooo:paragraph-rsid="0020f03f" style:font-size-asian="12pt" style:font-size-complex="12pt"/>
    </style:style>
    <style:style style:name="P7" style:family="paragraph" style:parent-style-name="Text_20_body">
      <style:paragraph-properties fo:margin-left="0in" fo:margin-right="0in" fo:margin-top="0in" fo:margin-bottom="0in" loext:contextual-spacing="false" fo:line-height="100%" fo:text-align="start" style:justify-single-word="false" fo:text-indent="0in" style:auto-text-indent="false" fo:padding="0in" fo:border="none"/>
      <style:text-properties fo:font-variant="normal" fo:text-transform="none" fo:color="#1f1f1f" style:font-name="Liberation Serif" fo:font-size="20pt" fo:letter-spacing="normal" fo:font-style="normal" style:text-underline-style="solid" style:text-underline-width="auto" style:text-underline-color="font-color" fo:font-weight="bold" officeooo:paragraph-rsid="00278316" style:font-size-asian="20pt" style:font-size-complex="20pt" loext:padding="0in" loext:border="none"/>
    </style:style>
    <style:style style:name="P8" style:family="paragraph" style:parent-style-name="Text_20_body">
      <style:paragraph-properties fo:margin-left="0in" fo:margin-right="0in" fo:margin-top="0in" fo:margin-bottom="0in" loext:contextual-spacing="false" fo:line-height="100%" fo:text-align="center" style:justify-single-word="false" fo:text-indent="0in" style:auto-text-indent="false" fo:padding="0in" fo:border="none"/>
      <style:text-properties fo:font-variant="normal" fo:text-transform="none" fo:color="#1f1f1f" style:font-name="Liberation Serif" fo:font-size="16pt" fo:letter-spacing="normal" fo:font-style="normal" style:text-underline-style="solid" style:text-underline-width="auto" style:text-underline-color="font-color" fo:font-weight="bold" officeooo:rsid="002864d3" officeooo:paragraph-rsid="00278316" style:font-size-asian="16pt" style:font-size-complex="16pt" loext:padding="0in" loext:border="none"/>
    </style:style>
    <style:style style:name="P9" style:family="paragraph" style:parent-style-name="Text_20_body">
      <style:paragraph-properties fo:margin-left="0in" fo:margin-right="0in" fo:margin-top="0in" fo:margin-bottom="0in" loext:contextual-spacing="false" fo:line-height="100%" fo:text-indent="0in" style:auto-text-indent="false" fo:padding="0in" fo:border="none"/>
    </style:style>
    <style:style style:name="P10" style:family="paragraph" style:parent-style-name="Text_20_body">
      <style:paragraph-properties fo:margin-left="0in" fo:margin-right="0in" fo:margin-top="0in" fo:margin-bottom="0in" loext:contextual-spacing="false" style:line-height-at-least="0.2083in" fo:text-align="justify" style:justify-single-word="false" fo:text-indent="0in" style:auto-text-indent="false" fo:padding="0in" fo:border="none"/>
      <style:text-properties style:font-name="Liberation Serif" fo:font-size="12pt" style:text-underline-style="none" fo:font-weight="normal" officeooo:paragraph-rsid="001c7a58" style:font-size-asian="12pt" style:font-weight-asian="normal" style:font-size-complex="12pt" style:font-weight-complex="normal"/>
    </style:style>
    <style:style style:name="P11" style:family="paragraph" style:parent-style-name="Text_20_body">
      <style:paragraph-properties fo:margin-left="0in" fo:margin-right="0in" fo:margin-top="0in" fo:margin-bottom="0in" loext:contextual-spacing="false" fo:text-align="justify" style:justify-single-word="false" fo:text-indent="0in" style:auto-text-indent="false" fo:padding="0in" fo:border="none"/>
      <style:text-properties style:font-name="Liberation Serif"/>
    </style:style>
    <style:style style:name="P12" style:family="paragraph" style:parent-style-name="Heading_20_3">
      <style:paragraph-properties fo:margin-left="0in" fo:margin-right="0in" fo:margin-top="0in" fo:margin-bottom="0in" loext:contextual-spacing="false" fo:line-height="100%" fo:text-indent="0in" style:auto-text-indent="false" fo:padding="0in" fo:border="none"/>
    </style:style>
    <style:style style:name="P13" style:family="paragraph" style:parent-style-name="Heading_20_3">
      <style:paragraph-properties fo:margin-left="0in" fo:margin-right="0in" fo:margin-top="0in" fo:margin-bottom="0in" loext:contextual-spacing="false" fo:line-height="100%" fo:orphans="2" fo:widows="2" fo:text-indent="0in" style:auto-text-indent="false" fo:padding="0in" fo:border="none"/>
    </style:style>
    <style:style style:name="P14" style:family="paragraph" style:parent-style-name="Heading_20_3">
      <style:paragraph-properties fo:margin-left="0in" fo:margin-right="0in" fo:margin-top="0in" fo:margin-bottom="0in" loext:contextual-spacing="false" fo:line-height="100%" fo:text-indent="0in" style:auto-text-indent="false" fo:padding="0in" fo:border="none"/>
      <style:text-properties fo:color="#000000" style:font-name="Liberation Serif" fo:font-size="14pt" style:text-underline-style="solid" style:text-underline-width="auto" style:text-underline-color="font-color" fo:font-weight="bold" style:font-size-asian="14pt" style:font-size-complex="14pt" loext:padding="0in" loext:border="none"/>
    </style:style>
    <style:style style:name="P15" style:family="paragraph" style:parent-style-name="Heading_20_3">
      <style:paragraph-properties fo:margin-left="0in" fo:margin-right="0in" fo:margin-top="0in" fo:margin-bottom="0in" loext:contextual-spacing="false" fo:line-height="100%" fo:text-indent="0in" style:auto-text-indent="false" fo:padding="0in" fo:border="none"/>
      <style:text-properties fo:color="#000000" style:font-name="Liberation Serif" fo:font-size="13.5pt" style:text-underline-style="solid" style:text-underline-width="auto" style:text-underline-color="font-color" fo:font-weight="bold" loext:padding="0in" loext:border="none"/>
    </style:style>
    <style:style style:name="P16" style:family="paragraph" style:parent-style-name="Heading_20_3">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000000" style:font-name="Liberation Serif" fo:font-size="12pt" fo:letter-spacing="normal" fo:font-style="normal" fo:font-weight="normal" officeooo:paragraph-rsid="0020f03f" style:font-size-asian="12pt" style:font-size-complex="12pt"/>
    </style:style>
    <style:style style:name="P17" style:family="paragraph" style:parent-style-name="Heading_20_2">
      <style:paragraph-properties fo:margin-left="0in" fo:margin-right="0in" fo:margin-top="0in" fo:margin-bottom="0in" loext:contextual-spacing="false" fo:line-height="100%" fo:text-indent="0in" style:auto-text-indent="false" fo:padding="0in" fo:border="none"/>
    </style:style>
    <style:style style:name="P18" style:family="paragraph" style:parent-style-name="Heading_20_2">
      <style:paragraph-properties fo:margin-left="0in" fo:margin-right="0in" fo:margin-top="0in" fo:margin-bottom="0in" loext:contextual-spacing="false" fo:line-height="100%" fo:text-indent="0in" style:auto-text-indent="false" fo:padding="0in" fo:border="none"/>
      <style:text-properties fo:color="#000000" style:font-name="Liberation Serif" fo:font-size="15pt" style:text-underline-style="solid" style:text-underline-width="auto" style:text-underline-color="font-color" fo:font-weight="bold" style:font-size-asian="15pt" style:font-size-complex="15pt" loext:padding="0in" loext:border="none"/>
    </style:style>
    <style:style style:name="P19" style:family="paragraph" style:parent-style-name="Standard">
      <style:text-properties style:font-name="Liberation Serif"/>
    </style:style>
    <style:style style:name="P20" style:family="paragraph" style:parent-style-name="Text_20_body" style:list-style-name="L1">
      <style:paragraph-properties fo:margin-left="0in" fo:margin-right="0in" fo:margin-top="0in" fo:margin-bottom="0in" loext:contextual-spacing="false" style:line-height-at-least="0.2083in" fo:text-indent="0in" style:auto-text-indent="false" fo:padding="0in" fo:border="none"/>
      <style:text-properties fo:color="#000000" style:font-name="Liberation Serif" loext:padding="0in" loext:border="none"/>
    </style:style>
    <style:style style:name="P21" style:family="paragraph" style:parent-style-name="Text_20_body" style:list-style-name="L3">
      <style:paragraph-properties fo:margin-left="0in" fo:margin-right="0in" fo:margin-top="0in" fo:margin-bottom="0in" loext:contextual-spacing="false" style:line-height-at-least="0.2083in" fo:text-indent="0in" style:auto-text-indent="false" fo:padding="0in" fo:border="none"/>
      <style:text-properties fo:color="#000000" style:font-name="Liberation Serif" loext:padding="0in" loext:border="none"/>
    </style:style>
    <style:style style:name="P22" style:family="paragraph" style:parent-style-name="Text_20_body" style:list-style-name="L2">
      <style:paragraph-properties fo:margin-left="0in" fo:margin-right="0in" fo:margin-top="0in" fo:margin-bottom="0in" loext:contextual-spacing="false" style:line-height-at-least="0.2083in" fo:text-indent="0in" style:auto-text-indent="false" fo:padding="0in" fo:border="none"/>
    </style:style>
    <style:style style:name="P23" style:family="paragraph" style:parent-style-name="Text_20_body" style:list-style-name="L2">
      <style:paragraph-properties fo:margin-left="0in" fo:margin-right="0in" fo:margin-top="0in" fo:margin-bottom="0in" loext:contextual-spacing="false" style:line-height-at-least="0.2083in" fo:text-indent="0in" style:auto-text-indent="false" fo:padding="0in" fo:border="none"/>
      <style:text-properties fo:color="#0088cc" style:font-name="Liberation Serif" style:text-underline-style="solid" style:text-underline-width="auto" style:text-underline-color="font-color" loext:padding="0in" loext:border="none"/>
    </style:style>
    <style:style style:name="T1" style:family="text">
      <style:text-properties fo:color="#000000" loext:padding="0in" loext:border="none"/>
    </style:style>
    <style:style style:name="T2" style:family="text">
      <style:text-properties fo:color="#000000" officeooo:rsid="001c7a58" loext:padding="0in" loext:border="none"/>
    </style:style>
    <style:style style:name="T3" style:family="text">
      <style:text-properties fo:color="#000000" style:font-name="Liberation Serif" fo:font-size="12pt" style:text-underline-style="none" fo:font-weight="normal" officeooo:rsid="001c7a58" style:font-size-asian="12pt" style:font-weight-asian="normal" style:font-size-complex="12pt" style:font-weight-complex="normal" loext:padding="0in" loext:border="none"/>
    </style:style>
    <style:style style:name="T4" style:family="text">
      <style:text-properties fo:color="#000000" style:font-name="Liberation Serif" fo:font-size="12pt" fo:font-weight="bold" style:font-size-asian="12pt" style:font-weight-asian="bold" style:font-size-complex="12pt" style:font-weight-complex="bold" loext:padding="0in" loext:border="none"/>
    </style:style>
    <style:style style:name="T5" style:family="text">
      <style:text-properties fo:color="#000000" style:font-name="Liberation Serif" fo:font-size="12pt" fo:font-weight="normal" officeooo:rsid="001bf5de" style:font-size-asian="12pt" style:font-weight-asian="normal" style:font-size-complex="12pt" style:font-weight-complex="normal" loext:padding="0in" loext:border="none"/>
    </style:style>
    <style:style style:name="T6" style:family="text">
      <style:text-properties fo:color="#000000" style:font-name="Liberation Serif" fo:font-size="12pt" fo:font-weight="normal" officeooo:rsid="001c7a58" style:font-size-asian="12pt" style:font-weight-asian="normal" style:font-size-complex="12pt" style:font-weight-complex="normal" loext:padding="0in" loext:border="none"/>
    </style:style>
    <style:style style:name="T7" style:family="text">
      <style:text-properties fo:color="#000000" style:font-name="Liberation Serif" fo:font-size="12pt" fo:font-weight="normal" style:font-size-asian="12pt" style:font-weight-asian="normal" style:font-size-complex="12pt" style:font-weight-complex="normal" loext:padding="0in" loext:border="none"/>
    </style:style>
    <style:style style:name="T8" style:family="text">
      <style:text-properties fo:color="#000000" style:font-name="Liberation Serif" fo:font-size="12pt" fo:font-weight="normal" officeooo:rsid="001e2666" style:font-size-asian="12pt" style:font-weight-asian="normal" style:font-size-complex="12pt" style:font-weight-complex="normal" loext:padding="0in" loext:border="none"/>
    </style:style>
    <style:style style:name="T9" style:family="text">
      <style:text-properties fo:color="#000000" style:font-name="Liberation Serif" fo:font-size="12pt" fo:font-weight="normal" officeooo:rsid="0029edbd" style:font-size-asian="12pt" style:font-weight-asian="normal" style:font-size-complex="12pt" style:font-weight-complex="normal" loext:padding="0in" loext:border="none"/>
    </style:style>
    <style:style style:name="T10" style:family="text">
      <style:text-properties fo:color="#000000" style:font-name="Liberation Serif" fo:font-size="13.5pt" fo:font-weight="bold" loext:padding="0in" loext:border="none"/>
    </style:style>
    <style:style style:name="T11" style:family="text">
      <style:text-properties fo:color="#000000" style:font-name="Liberation Serif" fo:font-weight="bold" loext:padding="0in" loext:border="none"/>
    </style:style>
    <style:style style:name="T12" style:family="text">
      <style:text-properties fo:color="#000000" style:font-name="Liberation Serif" fo:font-weight="bold" officeooo:rsid="0023206b" loext:padding="0in" loext:border="none"/>
    </style:style>
    <style:style style:name="T13" style:family="text">
      <style:text-properties fo:color="#000000" style:font-name="Liberation Serif" fo:font-size="15pt" style:text-underline-style="solid" style:text-underline-width="auto" style:text-underline-color="font-color" fo:font-weight="bold" style:font-size-asian="15pt" style:font-size-complex="15pt" loext:padding="0in" loext:border="none"/>
    </style:style>
    <style:style style:name="T14" style:family="text">
      <style:text-properties fo:color="#000000" officeooo:rsid="00222504" loext:padding="0in" loext:border="none"/>
    </style:style>
    <style:style style:name="T15" style:family="text">
      <style:text-properties fo:color="#000000" officeooo:rsid="0022bf4e" loext:padding="0in" loext:border="none"/>
    </style:style>
    <style:style style:name="T16" style:family="text">
      <style:text-properties fo:color="#000000" officeooo:rsid="0029edbd" loext:padding="0in" loext:border="none"/>
    </style:style>
    <style:style style:name="T17" style:family="text">
      <style:text-properties fo:color="#000000" officeooo:rsid="002d2abf" loext:padding="0in" loext:border="none"/>
    </style:style>
    <style:style style:name="T18" style:family="text">
      <style:text-properties fo:color="#000000" officeooo:rsid="002dbfc4" loext:padding="0in" loext:border="none"/>
    </style:style>
    <style:style style:name="T19" style:family="text">
      <style:text-properties fo:color="#0088cc" style:font-name="Liberation Serif" style:text-underline-style="solid" style:text-underline-width="auto" style:text-underline-color="font-color" loext:padding="0in" loext:border="none"/>
    </style:style>
    <style:style style:name="T20" style:family="text">
      <style:text-properties fo:color="#0088cc" style:text-line-through-style="none" style:text-line-through-type="none" style:font-name="inherit" fo:font-size="18.75pt" style:text-underline-style="none" fo:font-weight="bold" style:text-blinking="false" loext:padding="0in" loext:border="none"/>
    </style:style>
    <style:style style:name="T21" style:family="text">
      <style:text-properties fo:font-size="12pt" fo:font-weight="normal" officeooo:rsid="001c7a58" style:font-size-asian="12pt" style:font-weight-asian="normal" style:font-size-complex="12pt" style:font-weight-complex="normal"/>
    </style:style>
    <style:style style:name="T22" style:family="text">
      <style:text-properties officeooo:rsid="001f1e81"/>
    </style:style>
    <style:style style:name="T23" style:family="text">
      <style:text-properties officeooo:rsid="001f849c"/>
    </style:style>
    <style:style style:name="T24"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ize-complex="12pt" loext:padding="0in" loext:border="none"/>
    </style:style>
    <style:style style:name="T25" style:family="text">
      <style:text-properties fo:font-variant="normal" fo:text-transform="none" fo:color="#000000" style:font-name="Liberation Serif" fo:font-size="12pt" fo:letter-spacing="normal" fo:font-style="normal" fo:font-weight="normal"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20f03f" style:font-size-asian="12pt" style:font-size-complex="12pt"/>
    </style:style>
    <style:style style:name="T27" style:family="text">
      <style:text-properties fo:font-variant="normal" fo:text-transform="none" fo:color="#000000" fo:font-size="12pt" fo:letter-spacing="normal" fo:font-style="normal" fo:font-weight="normal" style:font-size-asian="12pt" style:font-size-complex="12pt"/>
    </style:style>
    <style:style style:name="T28" style:family="text">
      <style:text-properties fo:font-variant="normal" fo:text-transform="none" fo:color="#000000" fo:font-size="12pt" fo:letter-spacing="normal" fo:font-style="normal" fo:font-weight="normal" officeooo:rsid="0022bf4e" style:font-size-asian="12pt" style:font-size-complex="12pt"/>
    </style:style>
    <style:style style:name="T29" style:family="text">
      <style:text-properties fo:font-variant="normal" fo:text-transform="none" fo:color="#000000" fo:font-size="12pt" fo:letter-spacing="normal" fo:font-style="normal" fo:font-weight="normal" officeooo:rsid="0029edbd" style:font-size-asian="12pt" style:font-size-complex="12pt"/>
    </style:style>
    <style:style style:name="T30" style:family="text">
      <style:text-properties officeooo:rsid="0020f03f"/>
    </style:style>
    <style:style style:name="T31" style:family="text">
      <style:text-properties officeooo:rsid="0023206b"/>
    </style:style>
    <style:style style:name="T32" style:family="text">
      <style:text-properties officeooo:rsid="002864d3"/>
    </style:style>
    <style:style style:name="T33" style:family="text">
      <style:text-properties officeooo:rsid="0029edb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294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Capstone Project -The Battle of Neighborhoods<text:span text:style-name="T32">(Intro</text:span>)</text:p>
      <text:p text:style-name="P7"/>
      <text:p text:style-name="P8">Topic:- <text:s/>Recommendation for Opening a Fitness Center in North York, Toronto </text:p>
      <text:h text:style-name="P18" text:outline-level="2"/>
      <text:h text:style-name="P18" text:outline-level="2">Description of Problem:</text:h>
      <text:p text:style-name="P10"><text:span text:style-name="T1">Which </text:span><text:span text:style-name="T18">l</text:span><text:span text:style-name="T1">ocality is best to open a </text:span><text:span text:style-name="T2">fitness center in North York, Toronto </text:span><text:span text:style-name="T1">?</text:span></text:p>
      <text:p text:style-name="P4"><text:span text:style-name="Strong_20_Emphasis"><text:span text:style-name="T4"/></text:span></text:p>
      <text:p text:style-name="P4"><text:span text:style-name="Strong_20_Emphasis"><text:span text:style-name="T4">Background </text:span></text:span><text:span text:style-name="T4">:</text:span></text:p>
      <text:p text:style-name="P4"><text:span text:style-name="Strong_20_Emphasis"><text:span text:style-name="T5">Ther</text:span></text:span><text:span text:style-name="Strong_20_Emphasis"><text:span text:style-name="T6">e</text:span></text:span><text:span text:style-name="Strong_20_Emphasis"><text:span text:style-name="T7"> is a successful Entrepreneur in </text:span></text:span><text:span text:style-name="Strong_20_Emphasis"><text:span text:style-name="T3">Toronto</text:span></text:span><text:span text:style-name="Strong_20_Emphasis"><text:span text:style-name="T7"> and now he wants to expand his </text:span></text:span><text:span text:style-name="Strong_20_Emphasis"><text:span text:style-name="T9">b</text:span></text:span><text:span text:style-name="Strong_20_Emphasis"><text:span text:style-name="T7">usiness in other </text:span></text:span><text:span text:style-name="Strong_20_Emphasis"><text:span text:style-name="T8">boroughs in Toronto</text:span></text:span><text:span text:style-name="Strong_20_Emphasis"><text:span text:style-name="T7">. He wants to open a </text:span></text:span><text:span text:style-name="Strong_20_Emphasis"><text:span text:style-name="T6">new fitness center</text:span></text:span><text:span text:style-name="Strong_20_Emphasis"><text:span text:style-name="T7"> in </text:span></text:span><text:span text:style-name="Strong_20_Emphasis"><text:span text:style-name="T8">North York,Toronto. But</text:span></text:span><text:span text:style-name="Strong_20_Emphasis"><text:span text:style-name="T7"> not sure in which </text:span></text:span><text:span text:style-name="Strong_20_Emphasis"><text:span text:style-name="T9">l</text:span></text:span><text:span text:style-name="Strong_20_Emphasis"><text:span text:style-name="T7">ocality he should open the </text:span></text:span><text:span text:style-name="Strong_20_Emphasis"><text:span text:style-name="T6">fitness center</text:span></text:span><text:span text:style-name="Strong_20_Emphasis"><text:span text:style-name="T7"> and </text:span></text:span><text:span text:style-name="Strong_20_Emphasis"><text:span text:style-name="T8">get profitable </text:span></text:span><text:span text:style-name="Strong_20_Emphasis"><text:span text:style-name="T9">business. The borough preference is given by the person. We need to provide a best recommendation to him which helps him to <text:s/>grow his <text:s/>business <text:s/>fast and make it stable.</text:span></text:span></text:p>
      <text:p text:style-name="P3"/>
      <text:h text:style-name="P12" text:outline-level="3"><text:span text:style-name="Strong_20_Emphasis"><text:span text:style-name="T10">Analytical approach</text:span></text:span><text:span text:style-name="T10">-</text:span></text:h>
      <text:p text:style-name="P2">According to the need of client first we have to find the City and then the Locality in that city for Business. <text:span text:style-name="T22">Fitness center should be at central place near any park,sports club or shopping mall which will be easy for people to do exercise <text:s/>along with their any kind of work. For this</text:span> particular problem <text:span text:style-name="T23">w</text:span>e will set few Benchmarks for the City and the locality in which opening a <text:span text:style-name="Strong_20_Emphasis"><text:span text:style-name="T21">fitness center </text:span></text:span>would be <text:span text:style-name="T33">s</text:span>uccessful.</text:p>
      <text:list xml:id="list1941324612" text:style-name="L1">
        <text:list-item>
          <text:p text:style-name="P20">'Park',</text:p>
        </text:list-item>
        <text:list-item>
          <text:p text:style-name="P20"><text:s/>'Shopping Mall',</text:p>
        </text:list-item>
        <text:list-item>
          <text:p text:style-name="P20"><text:s/>'Recreation Center',</text:p>
        </text:list-item>
        <text:list-item>
          <text:p text:style-name="P20"><text:s/>'Pool',</text:p>
        </text:list-item>
        <text:list-item>
          <text:p text:style-name="P20"><text:s/>'Residential Building (Apartment / Condo)',</text:p>
        </text:list-item>
        <text:list-item>
          <text:p text:style-name="P20"><text:s/>'Convenience Store',</text:p>
        </text:list-item>
        <text:list-item>
          <text:p text:style-name="P20"><text:s/>'Toy / Game Store',</text:p>
        </text:list-item>
        <text:list-item>
          <text:p text:style-name="P20"><text:s/>'Salon / Barbershop',</text:p>
        </text:list-item>
        <text:list-item>
          <text:p text:style-name="P20"><text:s/>'Department Store',</text:p>
        </text:list-item>
        <text:list-item>
          <text:p text:style-name="P20"><text:s/>'Sporting Goods Shop',</text:p>
        </text:list-item>
        <text:list-item>
          <text:p text:style-name="P20"><text:s/>'Skating Rink',</text:p>
        </text:list-item>
        <text:list-item>
          <text:p text:style-name="P20"><text:s/>'Trail',</text:p>
        </text:list-item>
        <text:list-item>
          <text:p text:style-name="P20"><text:s/>'Supermarket',</text:p>
        </text:list-item>
        <text:list-item>
          <text:p text:style-name="P20"><text:s/>'Sports Bar',</text:p>
        </text:list-item>
        <text:list-item>
          <text:p text:style-name="P20"><text:s/>'Lounge',</text:p>
        </text:list-item>
        <text:list-item>
          <text:p text:style-name="P20"><text:s/>'Yoga Studio',</text:p>
        </text:list-item>
        <text:list-item>
          <text:p text:style-name="P20"><text:s/>'Gym',</text:p>
        </text:list-item>
        <text:list-item>
          <text:p text:style-name="P20"><text:s/>'Intersection',</text:p>
        </text:list-item>
        <text:list-item>
          <text:p text:style-name="P20"><text:s/>'Bowling Alley',</text:p>
        </text:list-item>
        <text:list-item>
          <text:p text:style-name="P20"><text:s/>'Tennis Court',</text:p>
        </text:list-item>
        <text:list-item>
          <text:p text:style-name="P20"><text:s/>'Golf Course',</text:p>
        </text:list-item>
        <text:list-item>
          <text:p text:style-name="P20"><text:s/>'Playground',</text:p>
        </text:list-item>
        <text:list-item>
          <text:p text:style-name="P20"><text:s/>'Road',</text:p>
        </text:list-item>
        <text:list-item>
          <text:p text:style-name="P20"><text:soft-page-break/><text:s/>'Gym / Fitness Center',</text:p>
        </text:list-item>
        <text:list-item>
          <text:p text:style-name="P20"><text:s/>'Athletics &amp; Sports',</text:p>
        </text:list-item>
        <text:list-item>
          <text:p text:style-name="P20"><text:s/>'Video Game Store',</text:p>
        </text:list-item>
        <text:list-item>
          <text:p text:style-name="P20"><text:s/>'Ski Chalet',</text:p>
        </text:list-item>
        <text:list-item>
          <text:p text:style-name="P20"><text:s/>'Community Center',</text:p>
        </text:list-item>
        <text:list-item>
          <text:p text:style-name="P20"><text:s/>'Ski Area',</text:p>
        </text:list-item>
        <text:list-item>
          <text:p text:style-name="P20"><text:s/>'Massage Studio',</text:p>
        </text:list-item>
        <text:list-item>
          <text:p text:style-name="P20"><text:s/>'Soccer Field',</text:p>
        </text:list-item>
        <text:list-item>
          <text:p text:style-name="P20"><text:s/>'Baseball Field',</text:p>
        </text:list-item>
        <text:list-item>
          <text:p text:style-name="P20"><text:s/>'Hockey Arena',</text:p>
        </text:list-item>
        <text:list-item>
          <text:p text:style-name="P20"><text:s/>"Men's Store",</text:p>
        </text:list-item>
        <text:list-item>
          <text:p text:style-name="P20"><text:s/>'Boxing Gym',</text:p>
        </text:list-item>
        <text:list-item>
          <text:p text:style-name="P20"><text:s/>'Sports Club'</text:p>
          <text:p text:style-name="P20"/>
        </text:list-item>
      </text:list>
      <text:h text:style-name="P17" text:outline-level="2"><text:span text:style-name="Strong_20_Emphasis"><text:span text:style-name="T13">Data Requirements and Description:</text:span></text:span></text:h>
      <text:p text:style-name="P9"><text:span text:style-name="Strong_20_Emphasis"><text:span text:style-name="T24"/></text:span></text:p>
      <text:h text:style-name="P16" text:outline-level="3">1- We will need <text:span text:style-name="T33">Geo-location</text:span> information about that specific borough and the neighborhoods in that borough. We specifically and technically mean the latitude and longitude numbers of that borough. We assume that it is "<text:span text:style-name="T30">North York</text:span>" in Toronto. This is easily provided for us by the c<text:span text:style-name="T30">lient</text:span>, because the c<text:span text:style-name="T30">lient</text:span> has already made up his mind about the borough. The Postal Codes that fall into that borough (<text:span text:style-name="T30">North York</text:span>) would also be sufficient fo<text:span text:style-name="T30">r </text:span>us. I<text:span text:style-name="T30">n </text:span>fact we will first find neighborhoods inside <text:span text:style-name="T30">North York</text:span> by their corresponding Postal Codes.</text:h>
      <text:p text:style-name="P6"/>
      <text:h text:style-name="P13" text:outline-level="3"><text:span text:style-name="T25">2- We will need data about different venues in different neighborhoods of that specific borough. In order to gain that information we will use "Foursquare" </text:span><text:span text:style-name="T26">location</text:span><text:span text:style-name="T25"> information. By </text:span><text:span text:style-name="T26">location</text:span><text:span text:style-name="T25"> information for each venue we mean basic and advanced information about that venue. For example there is a venue in one of the neighborhoods. As basic information, we can obtain its precise latitude and longitude and also its distance from the center of the neighborhood. But we are looking for advanced information such as the category of that venue and whether this venue is a popular one in its category or maybe the average price of the services of this venue. A typical request from Foursquare will provide us with the following information.</text:span></text:h>
      <text:p text:style-name="P1"/>
      <text:h text:style-name="P14" text:outline-level="3">Source of Data:</text:h>
      <text:p text:style-name="P5"><text:span text:style-name="Strong_20_Emphasis"><text:span text:style-name="T11">Wikipedia:</text:span></text:span></text:p>
      <text:list xml:id="list3967448864" text:style-name="L2">
        <text:list-item>
          <text:p text:style-name="P22"><text:span text:style-name="T19">'</text:span><text:a xlink:type="simple" xlink:href="https://en.wikipedia.org/wiki/List_of_postal_codes_of_Canada:_M" text:style-name="Internet_20_link" text:visited-style-name="Visited_20_Internet_20_Link">https://en.wikipedia.org/wiki/List_of_postal_codes_of_Canada:_M</text:a></text:p>
          <text:p text:style-name="P23"/>
        </text:list-item>
      </text:list>
      <text:p text:style-name="P5"><text:span text:style-name="Strong_20_Emphasis"><text:span text:style-name="T12">Four Square</text:span></text:span><text:span text:style-name="Strong_20_Emphasis"><text:span text:style-name="T11"> API:</text:span></text:span></text:p>
      <text:list xml:id="list1612652309" text:style-name="L3">
        <text:list-item>
          <text:p text:style-name="P21">For Venues in <text:span text:style-name="T31">City</text:span> and in Each locality in selected city.</text:p>
          <text:p text:style-name="P21"/>
        </text:list-item>
      </text:list>
      <text:h text:style-name="P15" text:outline-level="3">Data Description (How to use Data to solve the Problem?)</text:h>
      <text:p text:style-name="P11"><text:span text:style-name="T1">By Using the Wikipedia data we will first </text:span><text:span text:style-name="T14">analyze</text:span><text:span text:style-name="T1"> the data and then focus on certain benchmarks to discover the best </text:span><text:span text:style-name="T14">locality</text:span><text:span text:style-name="T1"> in </text:span><text:span text:style-name="T14">North York,</text:span><text:span text:style-name="T16">Toronto</text:span><text:span text:style-name="T1"> to open a </text:span><text:span text:style-name="T14">Fitness Center</text:span><text:span text:style-name="T1">. Then by leveraging the Foursquare data we will compare and try to find the best locality. Based on Scores </text:span><text:span text:style-name="T16">which we get b</text:span><text:span text:style-name="T17">y</text:span><text:span text:style-name="T16"> using clustering methods</text:span><text:span text:style-name="T1"> will try to determine the </text:span><text:span text:style-name="T17">l</text:span><text:span text:style-name="T1">ocality in </text:span><text:span text:style-name="T14">similar</text:span><text:span text:style-name="T1"> </text:span><text:span text:style-name="T15">way. Finding</text:span><text:span text:style-name="T27"> the right neighborhood is our mission and our </text:span><text:span text:style-name="T29">recommend</text:span><text:span text:style-name="T27"> system will provide this </text:span><text:span text:style-name="T29">person</text:span><text:span text:style-name="T27"> with a sorted list of neighborhoods in which the first </text:span><text:span text:style-name="T28">element</text:span><text:span text:style-name="T27"> of the list will be the best suggested neighborhood.</text:span></text:p>
      <text:p text:style-name="P19"/>
      <text:p text:style-name="P19"><text:a xlink:type="simple" xlink:href="https://render.githubusercontent.com/view/ipynb?commit=85721506d8ba2a7a7e74c4df87deb221ac2b3d86&amp;enc_url=68747470733a2f2f7261772e67697468756275736572636f6e74656e742e636f6d2f616c696461737467686569622f4170706c6965642d44532d43617073746f6e652d2d2d49424d2f383537323135303664386261326137613765373463346466383764656232323161633262336438362f63617073746f6e655f7265706f72742e6970796e62&amp;nwo=alidastgheib%2FApplied-DS-Capstone---IBM&amp;path=capstone_report.ipynb&amp;repository_id=147745354&amp;repository_type=Repository#Main-Article" text:style-name="Internet_20_link" text:visited-style-name="Visited_20_Internet_20_Link"><text:span text:style-name="T20"/></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22:10:44.511717452</meta:creation-date>
    <dc:date>2019-10-18T10:41:37.727362836</dc:date>
    <meta:editing-duration>PT42M28S</meta:editing-duration>
    <meta:editing-cycles>10</meta:editing-cycles>
    <meta:generator>LibreOffice/6.2.7.1$Linux_X86_64 LibreOffice_project/20$Build-1</meta:generator>
    <meta:document-statistic meta:table-count="0" meta:image-count="0" meta:object-count="0" meta:page-count="2" meta:paragraph-count="56" meta:word-count="649" meta:character-count="3916" meta:non-whitespace-character-count="3320"/>
  </office:meta>
</office:document-meta>
</file>